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number-columns-repeated="995" table:default-cell-style-name="ce1"/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/>
          <table:table-cell table:number-columns-repeated="99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/>
          <table:table-cell table:style-name="ce2"/>
          <table:table-cell table:number-columns-repeated="991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2"/>
          <table:table-cell table:number-columns-repeated="991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/>
          <table:table-cell table:style-name="ce2"/>
          <table:table-cell table:number-columns-repeated="991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style-name="ce4"/>
          <table:table-cell table:style-name="ce2"/>
          <table:table-cell table:number-columns-repeated="991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/>
          <table:table-cell table:number-columns-repeated="99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/>
          <table:table-cell table:style-name="ce2"/>
          <table:table-cell table:number-columns-repeated="991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style-name="ce4"/>
          <table:table-cell table:style-name="ce2"/>
          <table:table-cell table:number-columns-repeated="991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style-name="ce4"/>
          <table:table-cell table:style-name="ce2"/>
          <table:table-cell table:number-columns-repeated="991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/>
          <table:table-cell table:style-name="ce2"/>
          <table:table-cell table:number-columns-repeated="991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style-name="ce4"/>
          <table:table-cell table:style-name="ce2"/>
          <table:table-cell table:number-columns-repeated="99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style-name="ce4"/>
          <table:table-cell table:style-name="ce2"/>
          <table:table-cell table:number-columns-repeated="991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style-name="ce4"/>
          <table:table-cell table:style-name="ce2"/>
          <table:table-cell table:number-columns-repeated="991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2"/>
          <table:table-cell table:number-columns-repeated="991"/>
        </table:table-row>
        <table:table-row table:style-name="ro1" table:number-rows-repeated="1048557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.00.0000</text:date>, <text:time style:data-style-name="N2" text:time-value="18:40:58.7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8:22:12.198000000</meta:creation-date>
    <dc:date>2017-11-29T18:42:01.507000000</dc:date>
    <meta:editing-duration>PT17M20S</meta:editing-duration>
    <meta:editing-cycles>7</meta:editing-cycles>
    <meta:generator>LibreOffice/5.3.6.1$Windows_X86_64 LibreOffice_project/686f202eff87ef707079aeb7f485847613344eb7</meta:generator>
    <meta:document-statistic meta:table-count="1" meta:cell-count="364" meta:object-count="0"/>
  </office:meta>
</office:document-meta>
</file>